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948in"/>
    </style:style>
    <style:style style:name="co3" style:family="table-column">
      <style:table-column-properties fo:break-before="auto" style:column-width="3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cond_code</text:p>
          </table:table-cell>
          <table:table-cell office:value-type="string" calcext:value-type="string">
            <text:p>evo_cond_desc_en</text:p>
          </table:table-cell>
          <table:table-cell office:value-type="string" calcext:value-type="string">
            <text:p>evo_cond_desc_j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evel up</text:p>
          </table:table-cell>
          <table:table-cell office:value-type="string" calcext:value-type="string">
            <text:p>レベルアップ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Attack &lt; Defence at Level 20</text:p>
          </table:table-cell>
          <table:table-cell office:value-type="string" calcext:value-type="string">
            <text:p>『こうげき』＜『ぼうぎょ』の時レベル20</text:p>
          </table:table-cell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Attack &gt; Defence at Level 20</text:p>
          </table:table-cell>
          <table:table-cell office:value-type="string" calcext:value-type="string">
            <text:p>『こうげき』＞『ぼうぎょ』の時レベル20</text:p>
          </table:table-cell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Attack = Defence at Level 20</text:p>
          </table:table-cell>
          <table:table-cell office:value-type="string" calcext:value-type="string">
            <text:p>『こうげき』＝『ぼうぎょ』の時レベル20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なつき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Level Up with high Happiness during the day</text:p>
          </table:table-cell>
          <table:table-cell office:value-type="string" calcext:value-type="string">
            <text:p>朝・昼に『なつき』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1">Level Up with high Happiness during the </text:span>night</text:p>
          </table:table-cell>
          <table:table-cell office:value-type="string" calcext:value-type="string">
            <text:p>夜に『なつき』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かみなりのいし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つきのいし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ほのおのいし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みずのいし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リーフのいし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たいようのいし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通信交換</text:p>
          </table:table-cell>
        </table:table-row>
        <table:table-row table:style-name="ro2">
          <table:table-cell office:value-type="string" calcext:value-type="string">
            <text:p>tk</text:p>
          </table:table-cell>
          <table:table-cell office:value-type="string" calcext:value-type="string">
            <text:p><text:span text:style-name="T1">Trade while holding</text:span> King's Rock</text:p>
          </table:table-cell>
          <table:table-cell office:value-type="string" calcext:value-type="string">
            <text:p><text:span text:style-name="T1">『おうじゃのしるし』</text:span>を持たせて通信交換</text:p>
          </table:table-cell>
        </table:table-row>
        <table:table-row table:style-name="ro2">
          <table:table-cell office:value-type="string" calcext:value-type="string">
            <text:p>tm</text:p>
          </table:table-cell>
          <table:table-cell office:value-type="string" calcext:value-type="string">
            <text:p>Trade while holding Metal Coat</text:p>
          </table:table-cell>
          <table:table-cell office:value-type="string" calcext:value-type="string">
            <text:p><text:span text:style-name="T1">『メタルコート』</text:span>を持たせて通信交換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<text:span text:style-name="T1">Trade while holding</text:span> Protector</text:p>
          </table:table-cell>
          <table:table-cell office:value-type="string" calcext:value-type="string">
            <text:p>『プロテクター』を持たせて通信交換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<text:span text:style-name="T1">Trade while holding </text:span>Dragon Scale</text:p>
          </table:table-cell>
          <table:table-cell office:value-type="string" calcext:value-type="string">
            <text:p>『りゅうのウロコ』を持たせて通信交換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rade while holding Electirizer</text:p>
          </table:table-cell>
          <table:table-cell office:value-type="string" calcext:value-type="string">
            <text:p>『エレキブースター』を持たせて通信交換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<text:span text:style-name="T1">Trade while holding </text:span>Magmarizer</text:p>
          </table:table-cell>
          <table:table-cell office:value-type="string" calcext:value-type="string">
            <text:p>『マグマブースター』を持たせて通信交換</text:p>
          </table:table-cell>
        </table:table-row>
        <table:table-row table:style-name="ro2">
          <table:table-cell office:value-type="string" calcext:value-type="string">
            <text:p>zc</text:p>
          </table:table-cell>
          <table:table-cell office:value-type="string" calcext:value-type="string">
            <text:p>Level up while at Mt. Coronet</text:p>
          </table:table-cell>
          <table:table-cell office:value-type="string" calcext:value-type="string">
            <text:p><text:span text:style-name="T1">『テンガンざん』</text:span>でレベルアップ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Level up near the Moss Rock in Eterna Forest</text:p>
          </table:table-cell>
          <table:table-cell office:value-type="string" calcext:value-type="string">
            <text:p>『ハクタイのもり』でレベルアップ</text:p>
          </table:table-cell>
        </table:table-row>
        <table:table-row table:style-name="ro2">
          <table:table-cell office:value-type="string" calcext:value-type="string">
            <text:p>zi</text:p>
          </table:table-cell>
          <table:table-cell office:value-type="string" calcext:value-type="string">
            <text:p>Level up near the Ice Rock in Route 217</text:p>
          </table:table-cell>
          <table:table-cell office:value-type="string" calcext:value-type="string">
            <text:p>『217ばんどうろ』でレベルアップ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Level up while knowing Rollout</text:p>
          </table:table-cell>
          <table:table-cell office:value-type="string" calcext:value-type="string">
            <text:p>『ころがる』を覚えさせてレベルアップ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Level up while knowing Mimic</text:p>
          </table:table-cell>
          <table:table-cell office:value-type="string" calcext:value-type="string">
            <text:p>『ものまね』を覚えさせてレベルアップ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Level up while knowing Ancient Power</text:p>
          </table:table-cell>
          <table:table-cell office:value-type="string" calcext:value-type="string">
            <text:p>『げんしのちから』を覚えさせてレベルアップ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Level up during day while holding Oval Stone</text:p>
          </table:table-cell>
          <table:table-cell office:value-type="string" calcext:value-type="string">
            <text:p>『まんまるいし』を持たせて朝・昼にレベルアップ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5:02.835518946</meta:creation-date>
    <dc:date>2025-01-23T22:03:34.623112687</dc:date>
    <meta:editing-duration>PT15H11M19S</meta:editing-duration>
    <meta:editing-cycles>19</meta:editing-cycles>
    <meta:generator>LibreOffice/7.3.7.2$Linux_X86_64 LibreOffice_project/30$Build-2</meta:generator>
    <meta:document-statistic meta:table-count="1" meta:cell-count="84" meta:object-count="0"/>
  </office:meta>
</office:document-meta>
</file>